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7000002F6E0A211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icty" svg:font-family="Ricty" style:font-family-generic="roman" style:font-pitch="variable"/>
    <style:font-face style:name="Noto Sans Devanagari" svg:font-family="'Noto Sans Devanagari'" style:font-family-generic="system" style:font-pitch="variable"/>
    <style:font-face style:name="Ricty1" svg:font-family="Ricty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cm" svg:height="5.5cm" svg:x="1.4cm" svg:y="1.1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0.5cm" svg:y="1.1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.4cm" svg:y="6.6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0.5cm" svg:y="6.6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.4cm" svg:y="12.1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0.5cm" svg:y="12.1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.4cm" svg:y="17.6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0.5cm" svg:y="17.6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.4cm" svg:y="23.1cm">
          <draw:image xlink:href="Pictures/10000201000004E7000002F6E0A21120.png" xlink:type="simple" xlink:show="embed" xlink:actuate="onLoad">
            <text:p/>
          </draw:image>
        </draw:frame>
        <draw:frame draw:style-name="gr1" draw:text-style-name="P1" draw:layer="layout" svg:width="9.1cm" svg:height="5.5cm" svg:x="10.5cm" svg:y="23.1cm">
          <draw:image xlink:href="Pictures/10000201000004E7000002F6E0A211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Ricty" svg:font-family="Ricty" style:font-family-generic="roman" style:font-pitch="variable"/>
    <style:font-face style:name="Noto Sans Devanagari" svg:font-family="'Noto Sans Devanagari'" style:font-family-generic="system" style:font-pitch="variable"/>
    <style:font-face style:name="Ricty1" svg:font-family="Ricty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Ricty" fo:font-size="24pt" fo:language="en" fo:country="US" style:font-name-asian="Ricty1" style:font-size-asian="24pt" style:language-asian="ja" style:country-asian="JP" style:font-name-complex="Ricty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Ricty1" style:font-family-asian="Ricty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.1cm" fo:margin-left="1.4cm" fo:margin-right="1.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23:33:17.292537158</meta:creation-date>
    <dc:date>2015-04-17T23:37:58.083885587</dc:date>
    <meta:editing-duration>PT4M40S</meta:editing-duration>
    <meta:editing-cycles>1</meta:editing-cycles>
    <meta:document-statistic meta:object-count="10"/>
    <meta:generator>LibreOffice/4.4.2.2$Linux_X86_64 LibreOffice_project/40m0$Build-2</meta:generator>
  </office:meta>
</office:document-meta>
</file>